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S Key Shortcut</text:p>
      <text:p text:style-name="Standard"/>
      <text:p text:style-name="Standard">Powerful text search</text:p>
      <text:p text:style-name="Standard">CTRL + SHIFT + L</text:p>
      <text:p text:style-name="Standard"/>
      <text:p text:style-name="Standard">Close all </text:p>
      <text:p text:style-name="Standard">CTRL + SHIFT + W</text:p>
      <text:p text:style-name="Standard"/>
      <text:p text:style-name="Standard">Type search</text:p>
      <text:p text:style-name="Standard">CTRL + SHIFT + T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useppe Baudo</meta:initial-creator>
    <meta:creation-date>2014-12-11T08:17:12.84</meta:creation-date>
    <meta:document-statistic meta:table-count="0" meta:image-count="0" meta:object-count="0" meta:page-count="1" meta:paragraph-count="7" meta:word-count="25" meta:character-count="105"/>
    <dc:date>2014-12-11T08:19:02.21</dc:date>
    <dc:creator>Giuseppe Baudo</dc:creator>
    <meta:editing-duration>PT1M51S</meta:editing-duration>
    <meta:editing-cycles>1</meta:editing-cycles>
    <meta:generator>OpenOffice/4.1.1$Win32 OpenOffice.org_project/411m6$Build-9775</meta:generator>
  </office:meta>
</office:document-meta>
</file>